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79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Normal Time</text:p>
          </table:table-cell>
          <table:table-cell table:number-columns-repeated="5"/>
          <table:table-cell office:value-type="string" calcext:value-type="string">
            <text:p>Replay Tim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ala-compiler.jar</text:p>
          </table:table-cell>
          <table:table-cell table:number-columns-repeated="5"/>
          <table:table-cell office:value-type="string" calcext:value-type="string">
            <text:p>Vespucci-developer-chang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+-</text:p>
          </table:table-cell>
          <table:table-cell office:value-type="string" calcext:value-type="string">
            <text:p>Standardfehler</text:p>
          </table:table-cell>
          <table:table-cell table:number-columns-repeated="3"/>
          <table:table-cell office:value-type="string" calcext:value-type="string">
            <text:p>Mean time (ms)</text:p>
          </table:table-cell>
          <table:table-cell office:value-type="string" calcext:value-type="string">
            <text:p>Max Time</text:p>
          </table:table-cell>
          <table:table-cell office:value-type="string" calcext:value-type="string">
            <text:p>Min Ti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X_BOXING_IMMEDIATELY_UNBOXED_TO_PERFORM_COERCION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<text:s/>83,720 - Min Time: 0,257 - Mean Time : 3,397</text:p>
          </table:table-cell>
        </table:table-row>
        <table:table-row table:style-name="ro1">
          <table:table-cell/>
          <table:table-cell office:value-type="string" calcext:value-type="string">
            <text:p>CN_IDIOM</text:p>
          </table:table-cell>
          <table:table-cell office:value-type="float" office:value="439.223" calcext:value-type="float">
            <text:p>439,223</text:p>
          </table:table-cell>
          <table:table-cell office:value-type="float" office:value="11.561" calcext:value-type="float">
            <text:p>11,561</text:p>
          </table:table-cell>
          <table:table-cell office:value-type="float" office:value="2.312" calcext:value-type="float">
            <text:p>2,312</text:p>
          </table:table-cell>
          <table:table-cell table:number-columns-repeated="6"/>
          <table:table-cell office:value-type="string" calcext:value-type="string">
            <text:p>Max Time: 95,924 - Min Time: 0,292 - Mean Time : 3,932</text:p>
          </table:table-cell>
        </table:table-row>
        <table:table-row table:style-name="ro2">
          <table:table-cell/>
          <table:table-cell office:value-type="string" calcext:value-type="string">
            <text:p>CN_IDIOM_NO_SUPER_CALL</text:p>
          </table:table-cell>
          <table:table-cell office:value-type="float" office:value="328.586" calcext:value-type="float">
            <text:p>328,586</text:p>
          </table:table-cell>
          <table:table-cell office:value-type="float" office:value="7.488" calcext:value-type="float">
            <text:p>7,488</text:p>
          </table:table-cell>
          <table:table-cell office:value-type="float" office:value="1.498" calcext:value-type="float">
            <text:p>1,49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N_IMPLEMENTS_CLONE_BUT_NOT_CLONEABLE</text:p>
          </table:table-cell>
          <table:table-cell office:value-type="float" office:value="393.237" calcext:value-type="float">
            <text:p>393,237</text:p>
          </table:table-cell>
          <table:table-cell office:value-type="float" office:value="3.127" calcext:value-type="float">
            <text:p>3,127</text:p>
          </table:table-cell>
          <table:table-cell office:value-type="float" office:value="0.625" calcext:value-type="float">
            <text:p>0,625</text:p>
          </table:table-cell>
          <table:table-cell office:value-type="string" calcext:value-type="string">
            <text:p>393.237 +- 3.127 (stdErr = 0.625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_ABSTRACT_SELF</text:p>
          </table:table-cell>
          <table:table-cell office:value-type="float" office:value="412.907" calcext:value-type="float">
            <text:p>412,907</text:p>
          </table:table-cell>
          <table:table-cell office:value-type="float" office:value="2.383" calcext:value-type="float">
            <text:p>2,383</text:p>
          </table:table-cell>
          <table:table-cell office:value-type="float" office:value="0.477" calcext:value-type="float">
            <text:p>0,477</text:p>
          </table:table-cell>
          <table:table-cell office:value-type="string" calcext:value-type="string">
            <text:p>412.907 +- 2.383 (stdErr = 0.477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_SELF_NO_OBJECT</text:p>
          </table:table-cell>
          <table:table-cell table:number-columns-repeated="3"/>
          <table:table-cell office:value-type="string" calcext:value-type="string">
            <text:p>418.339 +- 2.906 (stdErr = 0.581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_GC</text:p>
          </table:table-cell>
          <table:table-cell table:number-columns-repeated="3"/>
          <table:table-cell office:value-type="string" calcext:value-type="string">
            <text:p>507.819 +- 4.367 (stdErr = 0.873) m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_RUN_FINALIZERS_ON_EXIT</text:p>
          </table:table-cell>
          <table:table-cell table:number-columns-repeated="3"/>
          <table:table-cell office:value-type="string" calcext:value-type="string">
            <text:p>341.981 +- 2.030 (stdErr = 0.406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I_LONG_BITS_TO_DOUBLE_INVOKED_ON_INT</text:p>
          </table:table-cell>
          <table:table-cell table:number-columns-repeated="3"/>
          <table:table-cell office:value-type="string" calcext:value-type="string">
            <text:p>603.856 +- 5.538 (stdErr = 1.108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P_DO_INSIDE_DO_PRIVILEGED</text:p>
          </table:table-cell>
          <table:table-cell table:number-columns-repeated="3"/>
          <table:table-cell office:value-type="string" calcext:value-type="string">
            <text:p>312.414 +- 3.891 (stdErr = 0.778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Q_ABSTRACT_SELF</text:p>
          </table:table-cell>
          <table:table-cell table:number-columns-repeated="3"/>
          <table:table-cell office:value-type="string" calcext:value-type="string">
            <text:p>318.054 +- 4.017 (stdErr = 0.803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_PUBLIC_SHOULD_BE_PROTECTED</text:p>
          </table:table-cell>
          <table:table-cell table:number-columns-repeated="3"/>
          <table:table-cell office:value-type="string" calcext:value-type="string">
            <text:p>297.515 +- 5.499 (stdErr = 1.100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_USELESS</text:p>
          </table:table-cell>
          <table:table-cell table:number-columns-repeated="3"/>
          <table:table-cell office:value-type="string" calcext:value-type="string">
            <text:p>612.143 +- 6.801 (stdErr = 1.360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MSE_DONT_CATCH_IMSE</text:p>
          </table:table-cell>
          <table:table-cell table:number-columns-repeated="3"/>
          <table:table-cell office:value-type="string" calcext:value-type="string">
            <text:p>289.122 +- 3.105 (stdErr = 0.621) ms;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ITA_INEFFICIENT_TO_ARR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S_PKGPROTECT</text:p>
          </table:table-cell>
          <table:table-cell table:number-columns-repeated="3"/>
          <table:table-cell office:value-type="string" calcext:value-type="string">
            <text:p>477.364 +- 7.973 (stdErr = 1.595) ms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MS_SHOULD_BE_FINAL</text:p>
          </table:table-cell>
          <table:table-cell table:number-columns-repeated="3"/>
          <table:table-cell office:value-type="string" calcext:value-type="string">
            <text:p>294.748 +- 4.077 (stdErr = 0.815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_BAD_FIELD_INNER_CLASS</text:p>
          </table:table-cell>
          <table:table-cell table:number-columns-repeated="3"/>
          <table:table-cell office:value-type="string" calcext:value-type="string">
            <text:p>308.472 +- 4.102 (stdErr = 0.820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_NO_SUITABLE_CONSTRUCTOR</text:p>
          </table:table-cell>
          <table:table-cell table:number-columns-repeated="3"/>
          <table:table-cell office:value-type="string" calcext:value-type="string">
            <text:p>362.781 +- 3.147 (stdErr = 0.629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S_SHOULD_BE_STATIC</text:p>
          </table:table-cell>
          <table:table-cell table:number-columns-repeated="3"/>
          <table:table-cell office:value-type="string" calcext:value-type="string">
            <text:p>368.984 +- 4.021 (stdErr = 0.804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W_SWING_METHODS_INVOKED_IN_SWING_THREAD</text:p>
          </table:table-cell>
          <table:table-cell table:number-columns-repeated="3"/>
          <table:table-cell office:value-type="string" calcext:value-type="string">
            <text:p>448.408 +- 4.672 (stdErr = 0.934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G_SYNC_SET_UNSYNC_GET</text:p>
          </table:table-cell>
          <table:table-cell table:number-columns-repeated="3"/>
          <table:table-cell office:value-type="string" calcext:value-type="string">
            <text:p>299.397 +- 4.254 (stdErr = 0.851) ms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R_UNINIT_READ_CALLED_FROM_SUPER_CONSTRUCTOR</text:p>
          </table:table-cell>
          <table:table-cell table:number-columns-repeated="3"/>
          <table:table-cell office:value-type="string" calcext:value-type="string">
            <text:p>? Endless Loop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UF_UNUSED_FIELD</text:p>
          </table:table-cell>
          <table:table-cell table:number-columns-repeated="3"/>
          <table:table-cell office:value-type="string" calcext:value-type="string">
            <text:p>575.522 +- 12.646 (stdErr = 2.529) ms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.00.0000</text:date>, <text:time style:data-style-name="N2" text:time-value="0000-00-00T14:40:09.6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4:07:14.999000000</meta:creation-date>
    <dc:date>2014-01-29T14:56:59</dc:date>
    <meta:editing-duration>PT26M10S</meta:editing-duration>
    <meta:editing-cycles>4</meta:editing-cycles>
    <meta:generator>LibreOffice/4.1.4.2$Windows_x86 LibreOffice_project/0a0440ccc0227ad9829de5f46be37cfb6edcf72</meta:generator>
    <meta:document-statistic meta:table-count="1" meta:cell-count="70" meta:object-count="0"/>
  </office:meta>
</office:document-meta>
</file>